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2.5626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start_mounta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static/img/start_mountain.jpg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ounta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static/img/mountain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ms_u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static/img/arms_up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ward_fol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/static/img/forward_fold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ld_forward_fol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/static/img/hold_forward_fold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ld_chai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/static/img/hold_chair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onkey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/static/img/monkey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nners_lung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/static/img/runners_lunge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nk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/static/img/plank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ld_plan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/static/img/hold_plank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own_dog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/static/img/down_dog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ld_down_dog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/static/img/hold_down_dog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bra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/static/img/cobra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lds_pose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eated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hree_leg_down_dog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/static/img/three_legged_down_dog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gh_lunge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/static/img/high_lunge.jpg</text:p>
          </table:table-cell>
          <table:table-cell office:value-type="string">
            <text:p>warri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dangusth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adahast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arrior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/static/img/warrior1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svottan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arrior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/static/img/warrior2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everse_Warrior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/static/img/reverse_warrior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de_ang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/static/img/side_angle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verted_side_angle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Utthita_Par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/static/img/utthita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ivrtta_Pars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asaritaA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asaritaB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asaritaC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asaritaD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ow_plank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/static/img/low_plank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p_dog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/static/img/up_dog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19T17:19:12</dc:date>
    <meta:editing-duration>PT20H19M35S</meta:editing-duration>
    <meta:editing-cycles>8</meta:editing-cycles>
    <meta:document-statistic meta:table-count="1" meta:cell-count="162" meta:object-count="0"/>
  </office:meta>
</office:document-meta>
</file>